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Calibri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0.0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.00.0000</text:date>, <text:time style:data-style-name="N2" text:time-value="09:01:43.44951542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04:51:16.695323656</meta:creation-date>
    <dc:date>2024-05-21T09:01:59.985545603</dc:date>
    <meta:editing-duration>PT20M57S</meta:editing-duration>
    <meta:editing-cycles>8</meta:editing-cycles>
    <meta:generator>LibreOffice/7.6.6.3$Linux_X86_64 LibreOffice_project/60$Build-3</meta:generator>
    <meta:document-statistic meta:table-count="1" meta:cell-count="51" meta:object-count="0"/>
  </office:meta>
</office:document-meta>
</file>